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2862in"/>
    </style:style>
    <style:style style:name="co4" style:family="table-column">
      <style:table-column-properties fo:break-before="auto" style:column-width="0.3047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16in"/>
    </style:style>
    <style:style style:name="co8" style:family="table-column">
      <style:table-column-properties fo:break-before="auto" style:column-width="0.4138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3209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0.7374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3311in"/>
    </style:style>
    <style:style style:name="co17" style:family="table-column">
      <style:table-column-properties fo:break-before="auto" style:column-width="0.8063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Heading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>
      <style:table-cell-properties fo:border-bottom="none" fo:border-left="none" fo:border-right="0.06pt solid #000000" fo:border-top="0.06pt solid #000000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Heading">
      <style:table-cell-properties fo:border-bottom="0.06pt solid #000000" fo:border-left="0.06pt solid #000000" fo:border-right="none" fo:border-top="0.06pt solid #000000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Heading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Результаты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table:formula="of:=[Ответы.A1]" office:value-type="string" office:string-value="Ученик" calcext:value-type="string">
            <text:p>Ученик</text:p>
          </table:table-cell>
          <table:table-cell table:style-name="ce1" table:formula="of:=[Ответы.B1]" office:value-type="string" office:string-value="Вариант" calcext:value-type="string">
            <text:p>Вариант</text:p>
          </table:table-cell>
          <table:table-cell table:style-name="ce5" table:formula="of:=[$Ответы.C1]" office:value-type="float" office:value="1" calcext:value-type="float">
            <text:p>1</text:p>
          </table:table-cell>
          <table:table-cell table:style-name="ce5" table:formula="of:=[$Ответы.D1]" office:value-type="float" office:value="2" calcext:value-type="float">
            <text:p>2</text:p>
          </table:table-cell>
          <table:table-cell table:style-name="ce5" table:formula="of:=[$Ответы.E1]" office:value-type="float" office:value="3" calcext:value-type="float">
            <text:p>3</text:p>
          </table:table-cell>
          <table:table-cell table:style-name="ce5" table:formula="of:=[$Ответы.F1]" office:value-type="float" office:value="4" calcext:value-type="float">
            <text:p>4</text:p>
          </table:table-cell>
          <table:table-cell table:style-name="ce5" table:formula="of:=[$Ответы.G1]" office:value-type="float" office:value="5" calcext:value-type="float">
            <text:p>5</text:p>
          </table:table-cell>
          <table:table-cell table:style-name="ce5" table:formula="of:=[$Ответы.H1]" office:value-type="float" office:value="6" calcext:value-type="float">
            <text:p>6</text:p>
          </table:table-cell>
          <table:table-cell table:style-name="ce5" table:formula="of:=[$Ответы.I1]" office:value-type="float" office:value="7" calcext:value-type="float">
            <text:p>7</text:p>
          </table:table-cell>
          <table:table-cell table:style-name="ce5" table:formula="of:=[$Ответы.J1]" office:value-type="float" office:value="8" calcext:value-type="float">
            <text:p>8</text:p>
          </table:table-cell>
          <table:table-cell table:style-name="ce5" table:formula="of:=[$Ответы.K1]" office:value-type="float" office:value="9" calcext:value-type="float">
            <text:p>9</text:p>
          </table:table-cell>
          <table:table-cell table:style-name="ce5" table:formula="of:=[$Ответы.L1]" office:value-type="float" office:value="10" calcext:value-type="float">
            <text:p>10</text:p>
          </table:table-cell>
          <table:table-cell table:style-name="ce5" table:formula="of:=[$Ответы.M1]" office:value-type="float" office:value="11" calcext:value-type="float">
            <text:p>11</text:p>
          </table:table-cell>
          <table:table-cell table:style-name="ce5" table:formula="of:=[$Ответы.N1]" office:value-type="float" office:value="12" calcext:value-type="float">
            <text:p>12</text:p>
          </table:table-cell>
          <table:table-cell table:style-name="ce5" table:formula="of:=[$Ответы.O1]" office:value-type="float" office:value="13" calcext:value-type="float">
            <text:p>13</text:p>
          </table:table-cell>
          <table:table-cell table:style-name="ce5" table:formula="of:=[$Ответы.P1]" office:value-type="float" office:value="14" calcext:value-type="float">
            <text:p>14</text:p>
          </table:table-cell>
          <table:table-cell table:style-name="ce5" table:formula="of:=[$Ответы.Q1]" office:value-type="float" office:value="15" calcext:value-type="float">
            <text:p>15</text:p>
          </table:table-cell>
          <table:table-cell table:style-name="ce5" table:formula="of:=[$Ответы.R1]" office:value-type="float" office:value="16" calcext:value-type="float">
            <text:p>16</text:p>
          </table:table-cell>
          <table:table-cell table:style-name="ce5" table:formula="of:=[$Ответы.S1]" office:value-type="float" office:value="17" calcext:value-type="float">
            <text:p>17</text:p>
          </table:table-cell>
          <table:table-cell table:style-name="ce5" table:formula="of:=[$Ответы.T1]" office:value-type="float" office:value="18" calcext:value-type="float">
            <text:p>18</text:p>
          </table:table-cell>
          <table:table-cell table:style-name="ce5" table:formula="of:=[$Ответы.U1]" office:value-type="float" office:value="19" calcext:value-type="float">
            <text:p>19</text:p>
          </table:table-cell>
          <table:table-cell table:style-name="ce5" table:formula="of:=[$Ответы.V1]" office:value-type="float" office:value="20" calcext:value-type="float">
            <text:p>20</text:p>
          </table:table-cell>
          <table:table-cell table:style-name="ce5" table:formula="of:=[$Ответы.W1]" office:value-type="float" office:value="21" calcext:value-type="float">
            <text:p>21</text:p>
          </table:table-cell>
          <table:table-cell table:style-name="ce5" table:formula="of:=[$Ответы.X1]" office:value-type="float" office:value="22" calcext:value-type="float">
            <text:p>22</text:p>
          </table:table-cell>
          <table:table-cell table:style-name="ce5" table:formula="of:=[$Ответы.Y1]" office:value-type="float" office:value="23" calcext:value-type="float">
            <text:p>23</text:p>
          </table:table-cell>
          <table:table-cell table:style-name="ce1" table:formula="of:=[$Шкала.A1]" office:value-type="string" office:string-value="Первичный балл" calcext:value-type="string">
            <text:p>Первичный балл</text:p>
          </table:table-cell>
          <table:table-cell table:style-name="ce1" table:formula="of:=[$Шкала.B1]" office:value-type="string" office:string-value="Итоговый балл" calcext:value-type="string">
            <text:p>Итоговый балл</text:p>
          </table:table-cell>
        </table:table-row>
        <table:table-row table:style-name="ro2">
          <table:table-cell table:style-name="ce2" table:formula="of:=[Ответы.A2]" office:value-type="string" office:string-value="Максимальный балл" calcext:value-type="string">
            <text:p>Максимальный балл</text:p>
          </table:table-cell>
          <table:table-cell table:style-name="ce2" table:formula="of:=[Ответы.B2]" office:value-type="float" office:value="1" calcext:value-type="float">
            <text:p>1</text:p>
          </table:table-cell>
          <table:table-cell table:style-name="ce6" table:formula="of:=INT(VLOOKUP([Ответы.$B2];[Ответы.$B$2:.$Y$3];COLUMN([Ответы.AC$1:.AC$1048576])-COLUMN([Ответы.$AB$1:.$AB$1048576]) + 1) = [Ответы.C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D$1:.AD$1048576])-COLUMN([Ответы.$AB$1:.$AB$1048576]) + 1) = [Ответы.D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E$1:.AE$1048576])-COLUMN([Ответы.$AB$1:.$AB$1048576]) + 1) = [Ответы.E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F$1:.AF$1048576])-COLUMN([Ответы.$AB$1:.$AB$1048576]) + 1) = [Ответы.F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G$1:.AG$1048576])-COLUMN([Ответы.$AB$1:.$AB$1048576]) + 1) = [Ответы.G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H$1:.AH$1048576])-COLUMN([Ответы.$AB$1:.$AB$1048576]) + 1) = [Ответы.H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I$1:.AI$1048576])-COLUMN([Ответы.$AB$1:.$AB$1048576]) + 1) = [Ответы.I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J$1:.AJ$1048576])-COLUMN([Ответы.$AB$1:.$AB$1048576]) + 1) = [Ответы.J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K$1:.AK$1048576])-COLUMN([Ответы.$AB$1:.$AB$1048576]) + 1) = [Ответы.K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L$1:.AL$1048576])-COLUMN([Ответы.$AB$1:.$AB$1048576]) + 1) = [Ответы.L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M$1:.AM$1048576])-COLUMN([Ответы.$AB$1:.$AB$1048576]) + 1) = [Ответы.M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N$1:.AN$1048576])-COLUMN([Ответы.$AB$1:.$AB$1048576]) + 1) = [Ответы.N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O$1:.AO$1048576])-COLUMN([Ответы.$AB$1:.$AB$1048576]) + 1) = [Ответы.O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P$1:.AP$1048576])-COLUMN([Ответы.$AB$1:.$AB$1048576]) + 1) = [Ответы.P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Q$1:.AQ$1048576])-COLUMN([Ответы.$AB$1:.$AB$1048576]) + 1) = [Ответы.Q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R$1:.AR$1048576])-COLUMN([Ответы.$AB$1:.$AB$1048576]) + 1) = [Ответы.R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S$1:.AS$1048576])-COLUMN([Ответы.$AB$1:.$AB$1048576]) + 1) = [Ответы.S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T$1:.AT$1048576])-COLUMN([Ответы.$AB$1:.$AB$1048576]) + 1) = [Ответы.T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U$1:.AU$1048576])-COLUMN([Ответы.$AB$1:.$AB$1048576]) + 1) = [Ответы.U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V$1:.AV$1048576])-COLUMN([Ответы.$AB$1:.$AB$1048576]) + 1) = [Ответы.V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W$1:.AW$1048576])-COLUMN([Ответы.$AB$1:.$AB$1048576]) + 1) = [Ответы.W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X$1:.AX$1048576])-COLUMN([Ответы.$AB$1:.$AB$1048576]) + 1) = [Ответы.X2])" office:value-type="float" office:value="1" calcext:value-type="float">
            <text:p>1</text:p>
          </table:table-cell>
          <table:table-cell table:style-name="ce9" table:formula="of:=INT(VLOOKUP([Ответы.$B2];[Ответы.$B$2:.$Y$3];COLUMN([Ответы.AY$1:.AY$1048576])-COLUMN([Ответы.$AB$1:.$AB$1048576]) + 1) = [Ответы.Y2])" office:value-type="float" office:value="1" calcext:value-type="float">
            <text:p>1</text:p>
          </table:table-cell>
          <table:table-cell table:style-name="ce2" table:formula="of:=SUM([.C2:.Y2])" office:value-type="float" office:value="23" calcext:value-type="float">
            <text:p>23</text:p>
          </table:table-cell>
          <table:table-cell table:style-name="ce2" table:formula="of:=VLOOKUP([.Z2];[$Шкала.$A$2:$Шкала.$B$32];2; )" office:value-type="float" office:value="77" calcext:value-type="float">
            <text:p>77</text:p>
          </table:table-cell>
        </table:table-row>
        <table:table-row table:style-name="ro2">
          <table:table-cell table:style-name="ce3" table:formula="of:=[Ответы.A3]" office:value-type="string" office:string-value="Максимальный балл" calcext:value-type="string">
            <text:p>Максимальный балл</text:p>
          </table:table-cell>
          <table:table-cell table:style-name="ce3" table:formula="of:=[Ответы.B3]" office:value-type="float" office:value="2" calcext:value-type="float">
            <text:p>2</text:p>
          </table:table-cell>
          <table:table-cell table:style-name="ce7" table:formula="of:=INT(VLOOKUP([Ответы.$B3];[Ответы.$B$2:.$Y$3];COLUMN([Ответы.AC$1:.AC$1048576])-COLUMN([Ответы.$AB$1:.$AB$1048576]) + 1) = [Ответы.C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D$1:.AD$1048576])-COLUMN([Ответы.$AB$1:.$AB$1048576]) + 1) = [Ответы.D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E$1:.AE$1048576])-COLUMN([Ответы.$AB$1:.$AB$1048576]) + 1) = [Ответы.E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F$1:.AF$1048576])-COLUMN([Ответы.$AB$1:.$AB$1048576]) + 1) = [Ответы.F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G$1:.AG$1048576])-COLUMN([Ответы.$AB$1:.$AB$1048576]) + 1) = [Ответы.G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H$1:.AH$1048576])-COLUMN([Ответы.$AB$1:.$AB$1048576]) + 1) = [Ответы.H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I$1:.AI$1048576])-COLUMN([Ответы.$AB$1:.$AB$1048576]) + 1) = [Ответы.I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J$1:.AJ$1048576])-COLUMN([Ответы.$AB$1:.$AB$1048576]) + 1) = [Ответы.J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K$1:.AK$1048576])-COLUMN([Ответы.$AB$1:.$AB$1048576]) + 1) = [Ответы.K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L$1:.AL$1048576])-COLUMN([Ответы.$AB$1:.$AB$1048576]) + 1) = [Ответы.L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M$1:.AM$1048576])-COLUMN([Ответы.$AB$1:.$AB$1048576]) + 1) = [Ответы.M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N$1:.AN$1048576])-COLUMN([Ответы.$AB$1:.$AB$1048576]) + 1) = [Ответы.N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O$1:.AO$1048576])-COLUMN([Ответы.$AB$1:.$AB$1048576]) + 1) = [Ответы.O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P$1:.AP$1048576])-COLUMN([Ответы.$AB$1:.$AB$1048576]) + 1) = [Ответы.P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Q$1:.AQ$1048576])-COLUMN([Ответы.$AB$1:.$AB$1048576]) + 1) = [Ответы.Q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R$1:.AR$1048576])-COLUMN([Ответы.$AB$1:.$AB$1048576]) + 1) = [Ответы.R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S$1:.AS$1048576])-COLUMN([Ответы.$AB$1:.$AB$1048576]) + 1) = [Ответы.S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T$1:.AT$1048576])-COLUMN([Ответы.$AB$1:.$AB$1048576]) + 1) = [Ответы.T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U$1:.AU$1048576])-COLUMN([Ответы.$AB$1:.$AB$1048576]) + 1) = [Ответы.U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V$1:.AV$1048576])-COLUMN([Ответы.$AB$1:.$AB$1048576]) + 1) = [Ответы.V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W$1:.AW$1048576])-COLUMN([Ответы.$AB$1:.$AB$1048576]) + 1) = [Ответы.W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X$1:.AX$1048576])-COLUMN([Ответы.$AB$1:.$AB$1048576]) + 1) = [Ответы.X3])" office:value-type="float" office:value="1" calcext:value-type="float">
            <text:p>1</text:p>
          </table:table-cell>
          <table:table-cell table:style-name="ce8" table:formula="of:=INT(VLOOKUP([Ответы.$B3];[Ответы.$B$2:.$Y$3];COLUMN([Ответы.AY$1:.AY$1048576])-COLUMN([Ответы.$AB$1:.$AB$1048576]) + 1) = [Ответы.Y3])" office:value-type="float" office:value="1" calcext:value-type="float">
            <text:p>1</text:p>
          </table:table-cell>
          <table:table-cell table:style-name="ce3" table:formula="of:=SUM([.C3:.Y3])" office:value-type="float" office:value="23" calcext:value-type="float">
            <text:p>23</text:p>
          </table:table-cell>
          <table:table-cell table:style-name="ce3" table:formula="of:=VLOOKUP([.Z3];[$Шкала.$A$2:$Шкала.$B$32];2; )" office:value-type="float" office:value="77" calcext:value-type="float">
            <text:p>77</text:p>
          </table:table-cell>
        </table:table-row>
        <table:table-row table:style-name="ro2">
          <table:table-cell table:formula="of:=[Ответы.A4]" office:value-type="string" office:string-value="Ученик 1" calcext:value-type="string">
            <text:p>Ученик 1</text:p>
          </table:table-cell>
          <table:table-cell table:formula="of:=[Ответы.B4]" office:value-type="float" office:value="1" calcext:value-type="float">
            <text:p>1</text:p>
          </table:table-cell>
          <table:table-cell table:formula="of:=INT(VLOOKUP([Ответы.$B4];[Ответы.$B$2:.$Y$3];COLUMN([Ответы.AC$1:.AC$1048576])-COLUMN([Ответы.$AB$1:.$AB$1048576]) + 1) = [Ответы.C4])" office:value-type="float" office:value="0" calcext:value-type="float">
            <text:p>0</text:p>
          </table:table-cell>
          <table:table-cell table:formula="of:=INT(VLOOKUP([Ответы.$B4];[Ответы.$B$2:.$Y$3];COLUMN([Ответы.AD$1:.AD$1048576])-COLUMN([Ответы.$AB$1:.$AB$1048576]) + 1) = [Ответы.D4])" office:value-type="float" office:value="0" calcext:value-type="float">
            <text:p>0</text:p>
          </table:table-cell>
          <table:table-cell table:formula="of:=INT(VLOOKUP([Ответы.$B4];[Ответы.$B$2:.$Y$3];COLUMN([Ответы.AE$1:.AE$1048576])-COLUMN([Ответы.$AB$1:.$AB$1048576]) + 1) = [Ответы.E4])" office:value-type="float" office:value="0" calcext:value-type="float">
            <text:p>0</text:p>
          </table:table-cell>
          <table:table-cell table:formula="of:=INT(VLOOKUP([Ответы.$B4];[Ответы.$B$2:.$Y$3];COLUMN([Ответы.AF$1:.AF$1048576])-COLUMN([Ответы.$AB$1:.$AB$1048576]) + 1) = [Ответы.F4])" office:value-type="float" office:value="0" calcext:value-type="float">
            <text:p>0</text:p>
          </table:table-cell>
          <table:table-cell table:formula="of:=INT(VLOOKUP([Ответы.$B4];[Ответы.$B$2:.$Y$3];COLUMN([Ответы.AG$1:.AG$1048576])-COLUMN([Ответы.$AB$1:.$AB$1048576]) + 1) = [Ответы.G4])" office:value-type="float" office:value="0" calcext:value-type="float">
            <text:p>0</text:p>
          </table:table-cell>
          <table:table-cell table:formula="of:=INT(VLOOKUP([Ответы.$B4];[Ответы.$B$2:.$Y$3];COLUMN([Ответы.AH$1:.AH$1048576])-COLUMN([Ответы.$AB$1:.$AB$1048576]) + 1) = [Ответы.H4])" office:value-type="float" office:value="0" calcext:value-type="float">
            <text:p>0</text:p>
          </table:table-cell>
          <table:table-cell table:formula="of:=INT(VLOOKUP([Ответы.$B4];[Ответы.$B$2:.$Y$3];COLUMN([Ответы.AI$1:.AI$1048576])-COLUMN([Ответы.$AB$1:.$AB$1048576]) + 1) = [Ответы.I4])" office:value-type="float" office:value="0" calcext:value-type="float">
            <text:p>0</text:p>
          </table:table-cell>
          <table:table-cell table:formula="of:=INT(VLOOKUP([Ответы.$B4];[Ответы.$B$2:.$Y$3];COLUMN([Ответы.AJ$1:.AJ$1048576])-COLUMN([Ответы.$AB$1:.$AB$1048576]) + 1) = [Ответы.J4])" office:value-type="float" office:value="0" calcext:value-type="float">
            <text:p>0</text:p>
          </table:table-cell>
          <table:table-cell table:formula="of:=INT(VLOOKUP([Ответы.$B4];[Ответы.$B$2:.$Y$3];COLUMN([Ответы.AK$1:.AK$1048576])-COLUMN([Ответы.$AB$1:.$AB$1048576]) + 1) = [Ответы.K4])" office:value-type="float" office:value="0" calcext:value-type="float">
            <text:p>0</text:p>
          </table:table-cell>
          <table:table-cell table:formula="of:=INT(VLOOKUP([Ответы.$B4];[Ответы.$B$2:.$Y$3];COLUMN([Ответы.AL$1:.AL$1048576])-COLUMN([Ответы.$AB$1:.$AB$1048576]) + 1) = [Ответы.L4])" office:value-type="float" office:value="0" calcext:value-type="float">
            <text:p>0</text:p>
          </table:table-cell>
          <table:table-cell table:formula="of:=INT(VLOOKUP([Ответы.$B4];[Ответы.$B$2:.$Y$3];COLUMN([Ответы.AM$1:.AM$1048576])-COLUMN([Ответы.$AB$1:.$AB$1048576]) + 1) = [Ответы.M4])" office:value-type="float" office:value="0" calcext:value-type="float">
            <text:p>0</text:p>
          </table:table-cell>
          <table:table-cell table:formula="of:=INT(VLOOKUP([Ответы.$B4];[Ответы.$B$2:.$Y$3];COLUMN([Ответы.AN$1:.AN$1048576])-COLUMN([Ответы.$AB$1:.$AB$1048576]) + 1) = [Ответы.N4])" office:value-type="float" office:value="0" calcext:value-type="float">
            <text:p>0</text:p>
          </table:table-cell>
          <table:table-cell table:formula="of:=INT(VLOOKUP([Ответы.$B4];[Ответы.$B$2:.$Y$3];COLUMN([Ответы.AO$1:.AO$1048576])-COLUMN([Ответы.$AB$1:.$AB$1048576]) + 1) = [Ответы.O4])" office:value-type="float" office:value="0" calcext:value-type="float">
            <text:p>0</text:p>
          </table:table-cell>
          <table:table-cell table:formula="of:=INT(VLOOKUP([Ответы.$B4];[Ответы.$B$2:.$Y$3];COLUMN([Ответы.AP$1:.AP$1048576])-COLUMN([Ответы.$AB$1:.$AB$1048576]) + 1) = [Ответы.P4])" office:value-type="float" office:value="0" calcext:value-type="float">
            <text:p>0</text:p>
          </table:table-cell>
          <table:table-cell table:formula="of:=INT(VLOOKUP([Ответы.$B4];[Ответы.$B$2:.$Y$3];COLUMN([Ответы.AQ$1:.AQ$1048576])-COLUMN([Ответы.$AB$1:.$AB$1048576]) + 1) = [Ответы.Q4])" office:value-type="float" office:value="0" calcext:value-type="float">
            <text:p>0</text:p>
          </table:table-cell>
          <table:table-cell table:formula="of:=INT(VLOOKUP([Ответы.$B4];[Ответы.$B$2:.$Y$3];COLUMN([Ответы.AR$1:.AR$1048576])-COLUMN([Ответы.$AB$1:.$AB$1048576]) + 1) = [Ответы.R4])" office:value-type="float" office:value="0" calcext:value-type="float">
            <text:p>0</text:p>
          </table:table-cell>
          <table:table-cell table:formula="of:=INT(VLOOKUP([Ответы.$B4];[Ответы.$B$2:.$Y$3];COLUMN([Ответы.AS$1:.AS$1048576])-COLUMN([Ответы.$AB$1:.$AB$1048576]) + 1) = [Ответы.S4])" office:value-type="float" office:value="0" calcext:value-type="float">
            <text:p>0</text:p>
          </table:table-cell>
          <table:table-cell table:formula="of:=INT(VLOOKUP([Ответы.$B4];[Ответы.$B$2:.$Y$3];COLUMN([Ответы.AT$1:.AT$1048576])-COLUMN([Ответы.$AB$1:.$AB$1048576]) + 1) = [Ответы.T4])" office:value-type="float" office:value="0" calcext:value-type="float">
            <text:p>0</text:p>
          </table:table-cell>
          <table:table-cell table:formula="of:=INT(VLOOKUP([Ответы.$B4];[Ответы.$B$2:.$Y$3];COLUMN([Ответы.AU$1:.AU$1048576])-COLUMN([Ответы.$AB$1:.$AB$1048576]) + 1) = [Ответы.U4])" office:value-type="float" office:value="0" calcext:value-type="float">
            <text:p>0</text:p>
          </table:table-cell>
          <table:table-cell table:formula="of:=INT(VLOOKUP([Ответы.$B4];[Ответы.$B$2:.$Y$3];COLUMN([Ответы.AV$1:.AV$1048576])-COLUMN([Ответы.$AB$1:.$AB$1048576]) + 1) = [Ответы.V4])" office:value-type="float" office:value="0" calcext:value-type="float">
            <text:p>0</text:p>
          </table:table-cell>
          <table:table-cell table:formula="of:=INT(VLOOKUP([Ответы.$B4];[Ответы.$B$2:.$Y$3];COLUMN([Ответы.AW$1:.AW$1048576])-COLUMN([Ответы.$AB$1:.$AB$1048576]) + 1) = [Ответы.W4])" office:value-type="float" office:value="0" calcext:value-type="float">
            <text:p>0</text:p>
          </table:table-cell>
          <table:table-cell table:formula="of:=INT(VLOOKUP([Ответы.$B4];[Ответы.$B$2:.$Y$3];COLUMN([Ответы.AX$1:.AX$1048576])-COLUMN([Ответы.$AB$1:.$AB$1048576]) + 1) = [Ответы.X4])" office:value-type="float" office:value="0" calcext:value-type="float">
            <text:p>0</text:p>
          </table:table-cell>
          <table:table-cell table:formula="of:=INT(VLOOKUP([Ответы.$B4];[Ответы.$B$2:.$Y$3];COLUMN([Ответы.AY$1:.AY$1048576])-COLUMN([Ответы.$AB$1:.$AB$1048576]) + 1) = [Ответы.Y4])" office:value-type="float" office:value="0" calcext:value-type="float">
            <text:p>0</text:p>
          </table:table-cell>
          <table:table-cell table:formula="of:=SUM([.C4:.Y4])" office:value-type="float" office:value="0" calcext:value-type="float">
            <text:p>0</text:p>
          </table:table-cell>
          <table:table-cell table:formula="of:=VLOOKUP([.Z4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formula="of:=[Ответы.A5]" office:value-type="string" office:string-value="Ученик 2" calcext:value-type="string">
            <text:p>Ученик 2</text:p>
          </table:table-cell>
          <table:table-cell table:formula="of:=[Ответы.B5]" office:value-type="float" office:value="1" calcext:value-type="float">
            <text:p>1</text:p>
          </table:table-cell>
          <table:table-cell table:formula="of:=INT(VLOOKUP([Ответы.$B5];[Ответы.$B$2:.$Y$3];COLUMN([Ответы.AC$1:.AC$1048576])-COLUMN([Ответы.$AB$1:.$AB$1048576]) + 1) = [Ответы.C5])" office:value-type="float" office:value="0" calcext:value-type="float">
            <text:p>0</text:p>
          </table:table-cell>
          <table:table-cell table:formula="of:=INT(VLOOKUP([Ответы.$B5];[Ответы.$B$2:.$Y$3];COLUMN([Ответы.AD$1:.AD$1048576])-COLUMN([Ответы.$AB$1:.$AB$1048576]) + 1) = [Ответы.D5])" office:value-type="float" office:value="0" calcext:value-type="float">
            <text:p>0</text:p>
          </table:table-cell>
          <table:table-cell table:formula="of:=INT(VLOOKUP([Ответы.$B5];[Ответы.$B$2:.$Y$3];COLUMN([Ответы.AE$1:.AE$1048576])-COLUMN([Ответы.$AB$1:.$AB$1048576]) + 1) = [Ответы.E5])" office:value-type="float" office:value="0" calcext:value-type="float">
            <text:p>0</text:p>
          </table:table-cell>
          <table:table-cell table:formula="of:=INT(VLOOKUP([Ответы.$B5];[Ответы.$B$2:.$Y$3];COLUMN([Ответы.AF$1:.AF$1048576])-COLUMN([Ответы.$AB$1:.$AB$1048576]) + 1) = [Ответы.F5])" office:value-type="float" office:value="0" calcext:value-type="float">
            <text:p>0</text:p>
          </table:table-cell>
          <table:table-cell table:formula="of:=INT(VLOOKUP([Ответы.$B5];[Ответы.$B$2:.$Y$3];COLUMN([Ответы.AG$1:.AG$1048576])-COLUMN([Ответы.$AB$1:.$AB$1048576]) + 1) = [Ответы.G5])" office:value-type="float" office:value="0" calcext:value-type="float">
            <text:p>0</text:p>
          </table:table-cell>
          <table:table-cell table:formula="of:=INT(VLOOKUP([Ответы.$B5];[Ответы.$B$2:.$Y$3];COLUMN([Ответы.AH$1:.AH$1048576])-COLUMN([Ответы.$AB$1:.$AB$1048576]) + 1) = [Ответы.H5])" office:value-type="float" office:value="0" calcext:value-type="float">
            <text:p>0</text:p>
          </table:table-cell>
          <table:table-cell table:formula="of:=INT(VLOOKUP([Ответы.$B5];[Ответы.$B$2:.$Y$3];COLUMN([Ответы.AI$1:.AI$1048576])-COLUMN([Ответы.$AB$1:.$AB$1048576]) + 1) = [Ответы.I5])" office:value-type="float" office:value="0" calcext:value-type="float">
            <text:p>0</text:p>
          </table:table-cell>
          <table:table-cell table:formula="of:=INT(VLOOKUP([Ответы.$B5];[Ответы.$B$2:.$Y$3];COLUMN([Ответы.AJ$1:.AJ$1048576])-COLUMN([Ответы.$AB$1:.$AB$1048576]) + 1) = [Ответы.J5])" office:value-type="float" office:value="0" calcext:value-type="float">
            <text:p>0</text:p>
          </table:table-cell>
          <table:table-cell table:formula="of:=INT(VLOOKUP([Ответы.$B5];[Ответы.$B$2:.$Y$3];COLUMN([Ответы.AK$1:.AK$1048576])-COLUMN([Ответы.$AB$1:.$AB$1048576]) + 1) = [Ответы.K5])" office:value-type="float" office:value="0" calcext:value-type="float">
            <text:p>0</text:p>
          </table:table-cell>
          <table:table-cell table:formula="of:=INT(VLOOKUP([Ответы.$B5];[Ответы.$B$2:.$Y$3];COLUMN([Ответы.AL$1:.AL$1048576])-COLUMN([Ответы.$AB$1:.$AB$1048576]) + 1) = [Ответы.L5])" office:value-type="float" office:value="0" calcext:value-type="float">
            <text:p>0</text:p>
          </table:table-cell>
          <table:table-cell table:formula="of:=INT(VLOOKUP([Ответы.$B5];[Ответы.$B$2:.$Y$3];COLUMN([Ответы.AM$1:.AM$1048576])-COLUMN([Ответы.$AB$1:.$AB$1048576]) + 1) = [Ответы.M5])" office:value-type="float" office:value="0" calcext:value-type="float">
            <text:p>0</text:p>
          </table:table-cell>
          <table:table-cell table:formula="of:=INT(VLOOKUP([Ответы.$B5];[Ответы.$B$2:.$Y$3];COLUMN([Ответы.AN$1:.AN$1048576])-COLUMN([Ответы.$AB$1:.$AB$1048576]) + 1) = [Ответы.N5])" office:value-type="float" office:value="0" calcext:value-type="float">
            <text:p>0</text:p>
          </table:table-cell>
          <table:table-cell table:formula="of:=INT(VLOOKUP([Ответы.$B5];[Ответы.$B$2:.$Y$3];COLUMN([Ответы.AO$1:.AO$1048576])-COLUMN([Ответы.$AB$1:.$AB$1048576]) + 1) = [Ответы.O5])" office:value-type="float" office:value="0" calcext:value-type="float">
            <text:p>0</text:p>
          </table:table-cell>
          <table:table-cell table:formula="of:=INT(VLOOKUP([Ответы.$B5];[Ответы.$B$2:.$Y$3];COLUMN([Ответы.AP$1:.AP$1048576])-COLUMN([Ответы.$AB$1:.$AB$1048576]) + 1) = [Ответы.P5])" office:value-type="float" office:value="0" calcext:value-type="float">
            <text:p>0</text:p>
          </table:table-cell>
          <table:table-cell table:formula="of:=INT(VLOOKUP([Ответы.$B5];[Ответы.$B$2:.$Y$3];COLUMN([Ответы.AQ$1:.AQ$1048576])-COLUMN([Ответы.$AB$1:.$AB$1048576]) + 1) = [Ответы.Q5])" office:value-type="float" office:value="0" calcext:value-type="float">
            <text:p>0</text:p>
          </table:table-cell>
          <table:table-cell table:formula="of:=INT(VLOOKUP([Ответы.$B5];[Ответы.$B$2:.$Y$3];COLUMN([Ответы.AR$1:.AR$1048576])-COLUMN([Ответы.$AB$1:.$AB$1048576]) + 1) = [Ответы.R5])" office:value-type="float" office:value="0" calcext:value-type="float">
            <text:p>0</text:p>
          </table:table-cell>
          <table:table-cell table:formula="of:=INT(VLOOKUP([Ответы.$B5];[Ответы.$B$2:.$Y$3];COLUMN([Ответы.AS$1:.AS$1048576])-COLUMN([Ответы.$AB$1:.$AB$1048576]) + 1) = [Ответы.S5])" office:value-type="float" office:value="0" calcext:value-type="float">
            <text:p>0</text:p>
          </table:table-cell>
          <table:table-cell table:formula="of:=INT(VLOOKUP([Ответы.$B5];[Ответы.$B$2:.$Y$3];COLUMN([Ответы.AT$1:.AT$1048576])-COLUMN([Ответы.$AB$1:.$AB$1048576]) + 1) = [Ответы.T5])" office:value-type="float" office:value="0" calcext:value-type="float">
            <text:p>0</text:p>
          </table:table-cell>
          <table:table-cell table:formula="of:=INT(VLOOKUP([Ответы.$B5];[Ответы.$B$2:.$Y$3];COLUMN([Ответы.AU$1:.AU$1048576])-COLUMN([Ответы.$AB$1:.$AB$1048576]) + 1) = [Ответы.U5])" office:value-type="float" office:value="0" calcext:value-type="float">
            <text:p>0</text:p>
          </table:table-cell>
          <table:table-cell table:formula="of:=INT(VLOOKUP([Ответы.$B5];[Ответы.$B$2:.$Y$3];COLUMN([Ответы.AV$1:.AV$1048576])-COLUMN([Ответы.$AB$1:.$AB$1048576]) + 1) = [Ответы.V5])" office:value-type="float" office:value="0" calcext:value-type="float">
            <text:p>0</text:p>
          </table:table-cell>
          <table:table-cell table:formula="of:=INT(VLOOKUP([Ответы.$B5];[Ответы.$B$2:.$Y$3];COLUMN([Ответы.AW$1:.AW$1048576])-COLUMN([Ответы.$AB$1:.$AB$1048576]) + 1) = [Ответы.W5])" office:value-type="float" office:value="0" calcext:value-type="float">
            <text:p>0</text:p>
          </table:table-cell>
          <table:table-cell table:formula="of:=INT(VLOOKUP([Ответы.$B5];[Ответы.$B$2:.$Y$3];COLUMN([Ответы.AX$1:.AX$1048576])-COLUMN([Ответы.$AB$1:.$AB$1048576]) + 1) = [Ответы.X5])" office:value-type="float" office:value="0" calcext:value-type="float">
            <text:p>0</text:p>
          </table:table-cell>
          <table:table-cell table:formula="of:=INT(VLOOKUP([Ответы.$B5];[Ответы.$B$2:.$Y$3];COLUMN([Ответы.AY$1:.AY$1048576])-COLUMN([Ответы.$AB$1:.$AB$1048576]) + 1) = [Ответы.Y5])" office:value-type="float" office:value="0" calcext:value-type="float">
            <text:p>0</text:p>
          </table:table-cell>
          <table:table-cell table:formula="of:=SUM([.C5:.Y5])" office:value-type="float" office:value="0" calcext:value-type="float">
            <text:p>0</text:p>
          </table:table-cell>
          <table:table-cell table:formula="of:=VLOOKUP([.Z5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formula="of:=[Ответы.A6]" office:value-type="string" office:string-value="Ученик 3" calcext:value-type="string">
            <text:p>Ученик 3</text:p>
          </table:table-cell>
          <table:table-cell table:formula="of:=[Ответы.B6]" office:value-type="float" office:value="2" calcext:value-type="float">
            <text:p>2</text:p>
          </table:table-cell>
          <table:table-cell table:formula="of:=INT(VLOOKUP([Ответы.$B6];[Ответы.$B$2:.$Y$3];COLUMN([Ответы.AC$1:.AC$1048576])-COLUMN([Ответы.$AB$1:.$AB$1048576]) + 1) = [Ответы.C6])" office:value-type="float" office:value="0" calcext:value-type="float">
            <text:p>0</text:p>
          </table:table-cell>
          <table:table-cell table:formula="of:=INT(VLOOKUP([Ответы.$B6];[Ответы.$B$2:.$Y$3];COLUMN([Ответы.AD$1:.AD$1048576])-COLUMN([Ответы.$AB$1:.$AB$1048576]) + 1) = [Ответы.D6])" office:value-type="float" office:value="0" calcext:value-type="float">
            <text:p>0</text:p>
          </table:table-cell>
          <table:table-cell table:formula="of:=INT(VLOOKUP([Ответы.$B6];[Ответы.$B$2:.$Y$3];COLUMN([Ответы.AE$1:.AE$1048576])-COLUMN([Ответы.$AB$1:.$AB$1048576]) + 1) = [Ответы.E6])" office:value-type="float" office:value="0" calcext:value-type="float">
            <text:p>0</text:p>
          </table:table-cell>
          <table:table-cell table:formula="of:=INT(VLOOKUP([Ответы.$B6];[Ответы.$B$2:.$Y$3];COLUMN([Ответы.AF$1:.AF$1048576])-COLUMN([Ответы.$AB$1:.$AB$1048576]) + 1) = [Ответы.F6])" office:value-type="float" office:value="0" calcext:value-type="float">
            <text:p>0</text:p>
          </table:table-cell>
          <table:table-cell table:formula="of:=INT(VLOOKUP([Ответы.$B6];[Ответы.$B$2:.$Y$3];COLUMN([Ответы.AG$1:.AG$1048576])-COLUMN([Ответы.$AB$1:.$AB$1048576]) + 1) = [Ответы.G6])" office:value-type="float" office:value="0" calcext:value-type="float">
            <text:p>0</text:p>
          </table:table-cell>
          <table:table-cell table:formula="of:=INT(VLOOKUP([Ответы.$B6];[Ответы.$B$2:.$Y$3];COLUMN([Ответы.AH$1:.AH$1048576])-COLUMN([Ответы.$AB$1:.$AB$1048576]) + 1) = [Ответы.H6])" office:value-type="float" office:value="0" calcext:value-type="float">
            <text:p>0</text:p>
          </table:table-cell>
          <table:table-cell table:formula="of:=INT(VLOOKUP([Ответы.$B6];[Ответы.$B$2:.$Y$3];COLUMN([Ответы.AI$1:.AI$1048576])-COLUMN([Ответы.$AB$1:.$AB$1048576]) + 1) = [Ответы.I6])" office:value-type="float" office:value="0" calcext:value-type="float">
            <text:p>0</text:p>
          </table:table-cell>
          <table:table-cell table:formula="of:=INT(VLOOKUP([Ответы.$B6];[Ответы.$B$2:.$Y$3];COLUMN([Ответы.AJ$1:.AJ$1048576])-COLUMN([Ответы.$AB$1:.$AB$1048576]) + 1) = [Ответы.J6])" office:value-type="float" office:value="0" calcext:value-type="float">
            <text:p>0</text:p>
          </table:table-cell>
          <table:table-cell table:formula="of:=INT(VLOOKUP([Ответы.$B6];[Ответы.$B$2:.$Y$3];COLUMN([Ответы.AK$1:.AK$1048576])-COLUMN([Ответы.$AB$1:.$AB$1048576]) + 1) = [Ответы.K6])" office:value-type="float" office:value="0" calcext:value-type="float">
            <text:p>0</text:p>
          </table:table-cell>
          <table:table-cell table:formula="of:=INT(VLOOKUP([Ответы.$B6];[Ответы.$B$2:.$Y$3];COLUMN([Ответы.AL$1:.AL$1048576])-COLUMN([Ответы.$AB$1:.$AB$1048576]) + 1) = [Ответы.L6])" office:value-type="float" office:value="0" calcext:value-type="float">
            <text:p>0</text:p>
          </table:table-cell>
          <table:table-cell table:formula="of:=INT(VLOOKUP([Ответы.$B6];[Ответы.$B$2:.$Y$3];COLUMN([Ответы.AM$1:.AM$1048576])-COLUMN([Ответы.$AB$1:.$AB$1048576]) + 1) = [Ответы.M6])" office:value-type="float" office:value="0" calcext:value-type="float">
            <text:p>0</text:p>
          </table:table-cell>
          <table:table-cell table:formula="of:=INT(VLOOKUP([Ответы.$B6];[Ответы.$B$2:.$Y$3];COLUMN([Ответы.AN$1:.AN$1048576])-COLUMN([Ответы.$AB$1:.$AB$1048576]) + 1) = [Ответы.N6])" office:value-type="float" office:value="0" calcext:value-type="float">
            <text:p>0</text:p>
          </table:table-cell>
          <table:table-cell table:formula="of:=INT(VLOOKUP([Ответы.$B6];[Ответы.$B$2:.$Y$3];COLUMN([Ответы.AO$1:.AO$1048576])-COLUMN([Ответы.$AB$1:.$AB$1048576]) + 1) = [Ответы.O6])" office:value-type="float" office:value="0" calcext:value-type="float">
            <text:p>0</text:p>
          </table:table-cell>
          <table:table-cell table:formula="of:=INT(VLOOKUP([Ответы.$B6];[Ответы.$B$2:.$Y$3];COLUMN([Ответы.AP$1:.AP$1048576])-COLUMN([Ответы.$AB$1:.$AB$1048576]) + 1) = [Ответы.P6])" office:value-type="float" office:value="0" calcext:value-type="float">
            <text:p>0</text:p>
          </table:table-cell>
          <table:table-cell table:formula="of:=INT(VLOOKUP([Ответы.$B6];[Ответы.$B$2:.$Y$3];COLUMN([Ответы.AQ$1:.AQ$1048576])-COLUMN([Ответы.$AB$1:.$AB$1048576]) + 1) = [Ответы.Q6])" office:value-type="float" office:value="0" calcext:value-type="float">
            <text:p>0</text:p>
          </table:table-cell>
          <table:table-cell table:formula="of:=INT(VLOOKUP([Ответы.$B6];[Ответы.$B$2:.$Y$3];COLUMN([Ответы.AR$1:.AR$1048576])-COLUMN([Ответы.$AB$1:.$AB$1048576]) + 1) = [Ответы.R6])" office:value-type="float" office:value="0" calcext:value-type="float">
            <text:p>0</text:p>
          </table:table-cell>
          <table:table-cell table:formula="of:=INT(VLOOKUP([Ответы.$B6];[Ответы.$B$2:.$Y$3];COLUMN([Ответы.AS$1:.AS$1048576])-COLUMN([Ответы.$AB$1:.$AB$1048576]) + 1) = [Ответы.S6])" office:value-type="float" office:value="0" calcext:value-type="float">
            <text:p>0</text:p>
          </table:table-cell>
          <table:table-cell table:formula="of:=INT(VLOOKUP([Ответы.$B6];[Ответы.$B$2:.$Y$3];COLUMN([Ответы.AT$1:.AT$1048576])-COLUMN([Ответы.$AB$1:.$AB$1048576]) + 1) = [Ответы.T6])" office:value-type="float" office:value="0" calcext:value-type="float">
            <text:p>0</text:p>
          </table:table-cell>
          <table:table-cell table:formula="of:=INT(VLOOKUP([Ответы.$B6];[Ответы.$B$2:.$Y$3];COLUMN([Ответы.AU$1:.AU$1048576])-COLUMN([Ответы.$AB$1:.$AB$1048576]) + 1) = [Ответы.U6])" office:value-type="float" office:value="0" calcext:value-type="float">
            <text:p>0</text:p>
          </table:table-cell>
          <table:table-cell table:formula="of:=INT(VLOOKUP([Ответы.$B6];[Ответы.$B$2:.$Y$3];COLUMN([Ответы.AV$1:.AV$1048576])-COLUMN([Ответы.$AB$1:.$AB$1048576]) + 1) = [Ответы.V6])" office:value-type="float" office:value="0" calcext:value-type="float">
            <text:p>0</text:p>
          </table:table-cell>
          <table:table-cell table:formula="of:=INT(VLOOKUP([Ответы.$B6];[Ответы.$B$2:.$Y$3];COLUMN([Ответы.AW$1:.AW$1048576])-COLUMN([Ответы.$AB$1:.$AB$1048576]) + 1) = [Ответы.W6])" office:value-type="float" office:value="0" calcext:value-type="float">
            <text:p>0</text:p>
          </table:table-cell>
          <table:table-cell table:formula="of:=INT(VLOOKUP([Ответы.$B6];[Ответы.$B$2:.$Y$3];COLUMN([Ответы.AX$1:.AX$1048576])-COLUMN([Ответы.$AB$1:.$AB$1048576]) + 1) = [Ответы.X6])" office:value-type="float" office:value="0" calcext:value-type="float">
            <text:p>0</text:p>
          </table:table-cell>
          <table:table-cell table:formula="of:=INT(VLOOKUP([Ответы.$B6];[Ответы.$B$2:.$Y$3];COLUMN([Ответы.AY$1:.AY$1048576])-COLUMN([Ответы.$AB$1:.$AB$1048576]) + 1) = [Ответы.Y6])" office:value-type="float" office:value="0" calcext:value-type="float">
            <text:p>0</text:p>
          </table:table-cell>
          <table:table-cell table:formula="of:=SUM([.C6:.Y6])" office:value-type="float" office:value="0" calcext:value-type="float">
            <text:p>0</text:p>
          </table:table-cell>
          <table:table-cell table:formula="of:=VLOOKUP([.Z6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2"/>
          <table:table-cell table:style-name="ce8" table:number-columns-repeated="23"/>
          <table:table-cell table:style-name="ce3" table:number-columns-repeated="2"/>
        </table:table-row>
      </table:table>
      <table:table table:name="Ответы" table:style-name="ta1">
        <table:table-column table:style-name="co1" table:default-cell-style-name="ce4"/>
        <table:table-column table:style-name="co6" table:default-cell-style-name="ce4"/>
        <table:table-column table:style-name="co7" table:default-cell-style-name="ce9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6" table:default-cell-style-name="ce87"/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>
            <text:p>Ученик</text:p>
          </table:table-cell>
          <table:table-cell table:style-name="ce1" office:value-type="string" calcext:value-type="string">
            <text:p>Вариант</text:p>
          </table:table-cell>
          <table:table-cell table:style-name="ce9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formula="of:=[.T1]+1" office:value-type="float" office:value="19" calcext:value-type="float">
            <text:p>19</text:p>
          </table:table-cell>
          <table:table-cell table:style-name="ce5" table:formula="of:=[.U1]+1" office:value-type="float" office:value="20" calcext:value-type="float">
            <text:p>20</text:p>
          </table:table-cell>
          <table:table-cell table:style-name="ce5" table:formula="of:=[.V1]+1" office:value-type="float" office:value="21" calcext:value-type="float">
            <text:p>21</text:p>
          </table:table-cell>
          <table:table-cell table:style-name="ce5" table:formula="of:=[.W1]+1" office:value-type="float" office:value="22" calcext:value-type="float">
            <text:p>22</text:p>
          </table:table-cell>
          <table:table-cell table:style-name="ce89" table:formula="of:=[.X1]+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Максимальный балл</text:p>
          </table:table-cell>
          <table:table-cell table:style-name="ce80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60" office:value-type="string" calcext:value-type="string">
            <text:p>xywz</text:p>
          </table:table-cell>
          <table:table-cell table:style-name="ce60" office:value-type="float" office:value="2529" calcext:value-type="float">
            <text:p>2529</text:p>
          </table:table-cell>
          <table:table-cell table:style-name="ce60" table:formula="of:=&quot;010&quot;" office:value-type="string" office:string-value="010" calcext:value-type="string">
            <text:p>010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1019" calcext:value-type="float">
            <text:p>1019</text:p>
          </table:table-cell>
          <table:table-cell table:style-name="ce60" office:value-type="float" office:value="2048" calcext:value-type="float">
            <text:p>2048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2021" calcext:value-type="float">
            <text:p>202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96855056" calcext:value-type="float">
            <text:p>396855056</text:p>
          </table:table-cell>
          <table:table-cell table:style-name="ce60" office:value-type="string" calcext:value-type="string">
            <text:p>12160 100484</text:p>
          </table:table-cell>
          <table:table-cell table:style-name="ce60" office:value-type="string" calcext:value-type="string">
            <text:p>1693 75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string" calcext:value-type="string">
            <text:p>29 31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98" calcext:value-type="float">
            <text:p>398</text:p>
          </table:table-cell>
          <table:table-cell table:style-name="ce62" office:value-type="float" office:value="624" calcext:value-type="float">
            <text:p>62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Максимальный балл</text:p>
          </table:table-cell>
          <table:table-cell table:style-name="ce81" office:value-type="float" office:value="2" calcext:value-type="float">
            <text:p>2</text:p>
          </table:table-cell>
          <table:table-cell table:style-name="ce59" office:value-type="float" office:value="31" calcext:value-type="float">
            <text:p>31</text:p>
          </table:table-cell>
          <table:table-cell table:style-name="ce61" office:value-type="string" calcext:value-type="string">
            <text:p>wzxy</text:p>
          </table:table-cell>
          <table:table-cell table:style-name="ce61" office:value-type="float" office:value="2146" calcext:value-type="float">
            <text:p>2146</text:p>
          </table:table-cell>
          <table:table-cell table:style-name="ce61" table:formula="of:=&quot;100&quot;" office:value-type="string" office:string-value="100" calcext:value-type="string">
            <text:p>100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39543554" calcext:value-type="float">
            <text:p>139543554</text:p>
          </table:table-cell>
          <table:table-cell table:style-name="ce61" office:value-type="string" calcext:value-type="string">
            <text:p>27400 4100</text:p>
          </table:table-cell>
          <table:table-cell table:style-name="ce61" office:value-type="string" calcext:value-type="string">
            <text:p>1804 88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34 38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822" calcext:value-type="float">
            <text:p>822</text:p>
          </table:table-cell>
          <table:table-cell table:style-name="ce63" office:value-type="float" office:value="505" calcext:value-type="float">
            <text:p>505</text:p>
          </table:table-cell>
          <table:table-cell/>
          <table:table-cell table:style-name="ce31"/>
        </table:table-row>
        <table:table-row table:style-name="ro2">
          <table:table-cell office:value-type="string" calcext:value-type="string">
            <text:p>Ученик 1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Ученик 2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Ученик 3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table:style-name="ce3" table:number-columns-repeated="2"/>
          <table:table-cell table:style-name="ce7"/>
          <table:table-cell table:style-name="ce8" table:number-columns-repeated="21"/>
          <table:table-cell table:style-name="ce81"/>
          <table:table-cell table:number-columns-repeated="2"/>
        </table:table-row>
      </table:table>
      <table:table table:name="Шкала" table:style-name="ta1">
        <table:table-column table:style-name="co17" table:default-cell-style-name="ce4"/>
        <table:table-column table:style-name="co6" table:default-cell-style-name="ce87"/>
        <table:table-row table:style-name="ro3">
          <table:table-cell table:style-name="ce1" office:value-type="string" calcext:value-type="string">
            <text:p>Первичный балл</text:p>
          </table:table-cell>
          <table:table-cell table:style-name="ce1" office:value-type="string" calcext:value-type="string">
            <text:p>Итоговый балл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81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style:text-align-source="fix" style:repeat-content="false" fo:wrap-option="no-wrap" style:vertical-align="middle"/>
      <style:paragraph-properties fo:text-align="center"/>
      <style:text-properties style:font-name="Times New Roman" fo:font-family="'Times New Roman'" style:font-style-name="Regular" style:font-family-generic="roman" style:font-pitch="variable"/>
    </style:style>
    <style:style style:name="Heading" style:family="table-cell" style:parent-style-name="Default">
      <style:table-cell-properties fo:wrap-option="wrap"/>
      <style:text-properties fo:color="#000000" fo:font-size="10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01:52:17.461114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03:17:50.010222608</meta:creation-date>
    <dc:date>2020-12-12T05:16:32.941532678</dc:date>
    <meta:editing-duration>PT17H42M36S</meta:editing-duration>
    <meta:editing-cycles>61</meta:editing-cycles>
    <meta:generator>LibreOffice/7.0.3.1$Linux_X86_64 LibreOffice_project/00$Build-1</meta:generator>
    <meta:document-statistic meta:table-count="3" meta:cell-count="307" meta:object-count="0"/>
  </office:meta>
</office:document-meta>
</file>